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miri" svg:font-family="Amiri" style:font-pitch="variable"/>
    <style:font-face style:name="PakType Ajrak" svg:font-family="'PakType Ajrak'" style:font-pitch="variable"/>
    <style:font-face style:name="PakType Naqsh" svg:font-family="'PakType Naqsh'" style:font-pitch="variable"/>
    <style:font-face style:name="PakType Naskh Basic Farsi" svg:font-family="'PakType Naskh Basic Farsi'" style:font-pitch="variable"/>
    <style:font-face style:name="PakType Naskh Basic Urdu" svg:font-family="'PakType Naskh Basic Urdu'" style:font-pitch="variable"/>
    <style:font-face style:name="PakType Tehreer" svg:font-family="'PakType Tehreer'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style:writing-mode="rl-tb"/>
      <style:text-properties fo:font-size="26pt" style:font-size-asian="26pt" style:font-name-complex="Scheherazade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أَكَتٗؤَ تَمَارِ * نَخُبُوزِ يَشَعِيْرِ</text:p>
      <text:p text:style-name="P1">نَمِلْحِ أَصْفَرِ * كَكهٖيْتِ كَٹٗئٖلٖئَ</text:p>
      <text:p text:style-name="P1"/>
      <text:p text:style-name="P1">كِشَكُوْلَ كَحِمِيْدِ * ۏَاكٖ إِلَاهِ وَدُوْدِ</text:p>
      <text:p text:style-name="P1">مُؤُوْنْبَ زٗوْتهٖ جَسَادِ * مَعَدُوِ نَمَوَلِيْ</text:p>
      <text:p text:style-name="P1"/>
      <text:p text:style-name="P1">هَاتَ كُكِپَنْبَؤُوْكَ * عَمُوْرِ أَكَتٗوْكَ</text:p>
      <text:p text:style-name="P1"><text:s/>كْوَ عَلِىْ أَكَفِيْكَ * سَوْتِ أَكَئِتٗؤَ</text:p>
      <text:p text:style-name="P1"/>
      <text:p text:style-name="P1">عَلِىْ كَتَكَلَامَ * أَهْلاً يَا مُكَرَّمَ</text:p>
      <text:p text:style-name="P1">ٹُتَوَصِيْل سَلَامَ * نْدِئَ إِنْڠَاۏَ طَوِلِيَ</text:p>
      <text:p text:style-name="P1"/>
      <text:p text:style-name="P1">عَمُوْرِ كَرُوْدِ نْڈَانِ * كَئِلَبِيْسِ يُوَانِ</text:p>
      <text:p text:style-name="P1">دِرِيْعِ زَ أُۏَنْدَانِ * أَكَئِفُوْنْڠَ زِكَمْكَاءَ</text:p>
      <text:p text:style-name="P1"/>
      <text:p text:style-name="P1">نَسٖيْفُ نْجٖيْمَ أَسِيْسِ * نَرُمْحِ نَتُرُوْسِ</text:p>
      <text:p text:style-name="P1">أَكَمْپَانْڈَ فَرَاسِ * جُوْ أَكَمْكَلِئَ</text:p>
      <text:p text:style-name="P1"><text:s/></text:p>
      <text:p text:style-name="P1">ۏَكٖيْنْڈَ تهَخُبِيْرِ * بِاللَّيْلِ وَالنَّهَارِ</text:p>
      <text:p text:style-name="P1">ۏَكَپَنْبَانَ نَبَحَارِ * نَمِيْٹِ نَمَطَرِيَ</text:p>
      <text:p text:style-name="P1"/>
      <text:p text:style-name="P1"><text:soft-page-break/>ۏَكٖنٖينْڈَ يُۏَانِ * عَلِىْ نَمَلِعُوْنِ</text:p>
      <text:p text:style-name="P1">نْدِئَ زِيْلِ زَمَدِيْنِ * عَمُوْرِ كَزِٹَنْبُؤَ</text:p>
      <text:p text:style-name="P1"/>
      <text:p text:style-name="P1">عَمُوْرِ كَذُكُوْرِ * كَمْوَنبِئَ حَيْدَرِ</text:p>
      <text:p text:style-name="P1">دُرُوْبُ نْدَ أَنْصَارِ * نْبٗوْنَ ٹْوَئِفُوَٹِئَ</text:p>
      <text:p text:style-name="P1"/>
      <text:p text:style-name="P1">نَاسِ ٹُمٖفَانْيَ مَشَؤُوْرِ * يَكْوٖنٖينْڈَ سَفَارِ</text:p>
      <text:p text:style-name="P1">كْوَنْڠَلِئَ أَمْصَارِ * جُنُوْدِ كُئِكُسَنْيِئَ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Amiri" svg:font-family="Amiri" style:font-pitch="variable"/>
    <style:font-face style:name="PakType Ajrak" svg:font-family="'PakType Ajrak'" style:font-pitch="variable"/>
    <style:font-face style:name="PakType Naqsh" svg:font-family="'PakType Naqsh'" style:font-pitch="variable"/>
    <style:font-face style:name="PakType Naskh Basic Farsi" svg:font-family="'PakType Naskh Basic Farsi'" style:font-pitch="variable"/>
    <style:font-face style:name="PakType Naskh Basic Urdu" svg:font-family="'PakType Naskh Basic Urdu'" style:font-pitch="variable"/>
    <style:font-face style:name="PakType Tehreer" svg:font-family="'PakType Tehreer'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9:28:13</meta:creation-date>
    <dc:date>2012-10-31T17:02:19</dc:date>
    <meta:editing-duration>P12DT16H38M38S</meta:editing-duration>
    <meta:editing-cycles>23</meta:editing-cycles>
    <meta:generator>LibreOffice/3.5$Linux_x86 LibreOffice_project/350m1$Build-2</meta:generator>
    <meta:document-statistic meta:table-count="0" meta:image-count="0" meta:object-count="0" meta:page-count="2" meta:paragraph-count="21" meta:word-count="111" meta:character-count="530" meta:non-whitespace-character-count="437"/>
  </office:meta>
</office:document-meta>
</file>